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7"/>
    <style:style style:name="ce9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4" table:default-cell-style-name="ce8"/>
        <table:table-row table:style-name="ro1">
          <table:table-cell office:value-type="string">
            <text:p>Benzene, Bluegene/P, X10 2.1 (SVN HEAD) </text:p>
          </table:table-cell>
          <table:table-cell table:number-columns-repeated="2"/>
          <table:table-cell office:value-type="float" office:value="576">
            <text:p>576.0</text:p>
          </table:table-cell>
          <table:table-cell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number-columns-repeated="2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2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/>
          <table:table-cell table:style-name="ce7" office:value-type="string" table:number-columns-spanned="2" table:number-rows-spanned="1">
            <text:p>Total time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5.72">
            <text:p>5.7</text:p>
          </table:table-cell>
          <table:table-cell office:value-type="float" office:value="5.51">
            <text:p>5.5</text:p>
          </table:table-cell>
          <table:table-cell office:value-type="float" office:value="52.8">
            <text:p>52.8</text:p>
          </table:table-cell>
          <table:table-cell table:style-name="ce4" office:value-type="float" office:value="100">
            <text:p>100.0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5.18">
            <text:p>5.2</text:p>
          </table:table-cell>
          <table:table-cell office:value-type="float" office:value="3.83">
            <text:p>3.8</text:p>
          </table:table-cell>
          <table:table-cell office:value-type="float" office:value="46.4">
            <text:p>46.4</text:p>
          </table:table-cell>
          <table:table-cell table:style-name="ce4" office:value-type="float" office:value="83.2">
            <text:p>83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6.04">
            <text:p>6.0</text:p>
          </table:table-cell>
          <table:table-cell office:value-type="float" office:value="5.78">
            <text:p>5.8</text:p>
          </table:table-cell>
          <table:table-cell office:value-type="float" office:value="51.8">
            <text:p>51.8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8.13">
            <text:p>8.1</text:p>
          </table:table-cell>
          <table:table-cell office:value-type="float" office:value="8.51">
            <text:p>8.5</text:p>
          </table:table-cell>
          <table:table-cell office:value-type="float" office:value="66.3">
            <text:p>66.3</text:p>
          </table:table-cell>
          <table:table-cell office:value-type="float" office:value="137.9">
            <text:p>137.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8">
            <text:p>14.8</text:p>
          </table:table-cell>
          <table:table-cell office:value-type="float" office:value="13.7">
            <text:p>13.7</text:p>
          </table:table-cell>
          <table:table-cell office:value-type="float" office:value="112.9">
            <text:p>112.9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5">
            <text:p>20.5</text:p>
          </table:table-cell>
          <table:table-cell office:value-type="float" office:value="19.3">
            <text:p>19.3</text:p>
          </table:table-cell>
          <table:table-cell office:value-type="float" office:value="152.6">
            <text:p>152.6</text:p>
          </table:table-cell>
          <table:table-cell office:value-type="string">
            <text:p>Crashed (11)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8.8">
            <text:p>38.8</text:p>
          </table:table-cell>
          <table:table-cell office:value-type="float" office:value="38.5">
            <text:p>38.5</text:p>
          </table:table-cell>
          <table:table-cell office:value-type="float" office:value="280.4">
            <text:p>280.4</text:p>
          </table:table-cell>
          <table:table-cell office:value-type="string">
            <text:p>Crashed (5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">
            <text:p>53.0</text:p>
          </table:table-cell>
          <table:table-cell office:value-type="float" office:value="75.9">
            <text:p>75.9</text:p>
          </table:table-cell>
          <table:table-cell office:value-type="float" office:value="379.4">
            <text:p>379.4</text:p>
          </table:table-cell>
          <table:table-cell office:value-type="string">
            <text:p>Crashed (4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0.5">
            <text:p>60.5</text:p>
          </table:table-cell>
          <table:table-cell office:value-type="float" office:value="72.14">
            <text:p>72.1</text:p>
          </table:table-cell>
          <table:table-cell office:value-type="float" office:value="430.15">
            <text:p>430.2</text:p>
          </table:table-cell>
          <table:table-cell office:value-type="string">
            <text:p>Crashed (2)</text:p>
          </table:table-cell>
        </table:table-row>
        <table:table-row table:style-name="ro1">
          <table:table-cell>
            <draw:frame table:end-cell-address="'Blue Gene scaling'.I33" table:end-x="2.214cm" table:end-y="0.003cm" draw:z-index="0" draw:style-name="gr1" svg:width="18.375cm" svg:height="7.833cm" svg:x="0.22cm" svg:y="0.267cm">
              <draw:object draw:notify-on-update-of-ranges="'Blue Gene scaling'.B5:'Blue Gene scaling'.B5 'Blue Gene scaling'.B6:'Blue Gene scaling'.B14 'Blue Gene scaling'.A6:'Blue Gene scaling'.A14 'Blue Gene scaling'.C5:'Blue Gene scaling'.C5 'Blue Gene scaling'.C6:'Blue Gene scaling'.C14 'Blue Gene scaling'.A6:'Blue Gene scaling'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ooc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ooc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ooc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ooc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ooc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ooc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ooc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ooc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ooc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ooc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ooc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ooc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ooc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ooc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ooc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ooc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ooc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ooc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ooc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C2:Sheet3.C2 Sheet3.C3:Sheet3.C11 Sheet3.B3:Sheet3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9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C2:Sheet4.C4 Sheet4.B2:Sheet4.B4 Sheet4.C8:Sheet4.C10 Sheet4.B2:Sheet4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ooc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ooc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ooc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ooc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ooc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ooc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ooc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ooc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ooc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ooc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ooc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ooc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ooc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ooc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ooc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ooc:=[.C37]/[.$C$2]" office:value-type="float" office:value="0.692424242424242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ooc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ooc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ooc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6">26/09/2010</text:date>, <text:time>17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15T13:32:41</meta:creation-date>
    <dc:date>2010-09-26T17:35:12</dc:date>
    <meta:print-date>2010-08-05T14:31:33</meta:print-date>
    <meta:editing-cycles>206</meta:editing-cycles>
    <meta:editing-duration>P50DT14H9M54S</meta:editing-duration>
    <meta:user-defined meta:name="Info 1"/>
    <meta:user-defined meta:name="Info 2"/>
    <meta:user-defined meta:name="Info 3"/>
    <meta:user-defined meta:name="Info 4"/>
    <meta:document-statistic meta:table-count="5" meta:cell-count="3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chart:class="chart:scatter" chart:style-name="ch1">
        <chart:legend chart:legend-position="end" svg:x="15.236cm" svg:y="3.446cm" chart:style-name="ch2"/>
        <chart:plot-area chart:style-name="ch3" table:cell-range-address="'Blue Gene scaling'.A6:'Blue Gene scaling'.C14 'Blue Gene scaling'.B5:'Blue Gene scaling'.C14 'Blue Gene scaling'.A5:'Blue Gene scaling'.A5" chart:data-source-has-labels="row" svg:x="0.364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6:'Blue Gene scaling'.B14" chart:label-cell-address="'Blue Gene scaling'.B5:'Blue Gene scaling'.B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C6:'Blue Gene scaling'.C14" chart:label-cell-address="'Blue Gene scaling'.C5:'Blue Gene scaling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-3g</text:p>
              </table:table-cell>
              <table:table-cell office:value-type="string">
                <text:p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5.72">
                <text:p>5.7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72.14">
                <text:p>72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